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8444in" style:rel-column-width="18063*"/>
    </style:style>
    <style:style style:name="Table1.B" style:family="table-column">
      <style:table-column-properties style:column-width="4.8479in" style:rel-column-width="4747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style:text-underline-style="none"/>
    </style:style>
    <style:style style:name="P4" style:family="paragraph" style:parent-style-name="Text_20_body" style:list-style-name="L3"/>
    <style:style style:name="P5" style:family="paragraph" style:parent-style-name="Text_20_body" style:list-style-name="L3">
      <style:text-properties style:text-underline-style="none"/>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7">
      <style:text-properties style:text-underline-style="none"/>
    </style:style>
    <style:style style:name="P11" style:family="paragraph" style:parent-style-name="Text_20_body" style:list-style-name="L8">
      <style:text-properties style:text-underline-style="none"/>
    </style:style>
    <style:style style:name="P12" style:family="paragraph" style:parent-style-name="Text_20_body" style:list-style-name="L9"/>
    <style:style style:name="T1" style:family="text">
      <style:text-properties style:text-underline-style="non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style:shadow="none"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mesterarbeit “Concurrent Garbage Collector”</text:h>
      <text:h text:style-name="Heading_20_2" text:outline-level="2">Einleitung</text:h>
      <text:h text:style-name="Heading_20_3" text:outline-level="3">Motivation</text:h>
      <text:p text:style-name="Text_20_body">Während der Vorlesung “Systemnahe Software” des Wintersemesters 2006 / 2007 hat Tomas Pospisek ein Paper von Herrn Dijkstra vorgestellt, in dem ein nebenläufiger Garbage Collector (Concurrent Garbage Collector) vorgestellt wurde. Herr Pospisek fragte die Klasse, warum dieser Algorithmus in industriellen Programmiersprachen und deren Runtimes nicht verwendet wird und stattdessen der TwoSpace Algorithmus und andere, “Halt the world” Varianten verwendet werden. Ich hätte da gerne eine Antwort gegeben, konnte aber keine finden. Entweder, dachte ich mir, ist dieses Paper nicht an die richtigen Leute gelangt (eher unwahrscheinlich) oder die Implementierung (auf die Herr Dijkstra verzichtete) ist nicht möglich oder es lohnt sicht nicht. Da wir jetzt aber eine neue Ära beginnen, in der Heimcomputer und Laptops zusehends mit Mehrprozessorarchitekturen bestückt sind, dachte ich mir, es könnte Zeit sein, diese Frage von Neuem anzugehen.</text:p>
      <text:p text:style-name="Text_20_body">Diese Aufgabe schien auch ein guter Vorwand zu sein, eine Programmiersprache, deren Grundprinzipien mir schon lange im Kopf herumschwirrten, genau zu definieren, zu implementieren und nach meiner Frau Sina zu nennen.</text:p>
      <text:h text:style-name="Heading_20_3" text:outline-level="3">Ziele</text:h>
      <text:p text:style-name="Text_20_body">Diese Arbeit verfolgt verschiedene Ziele, die sich in die Achsen Offiziell/Privat und Hauptziele/Sekundärziele einteilen lassen. </text:p>
      <text:p text:style-name="Text_20_body">Das Hauptziel dieser Arbeit besteht in einer funktionierenden Implementation des Algorithmus von Dijkstra für nebenläufige Garbage Collection. Falls der Algorithmus nicht implementierbar sein sollte, sollen die Gründe dafür erforscht werden.</text:p>
      <text:p text:style-name="Text_20_body">Das Sekundärziel dieser Arbeit ist ein Vergleich der beiden Algorithmen TwoSpace und Concurrent. Hier sollen Erklärungen für die Vorliebe der Industrie, TwoSpace zu implementieren, gefunden werden.</text:p>
      <text:p text:style-name="Text_20_body">Ein privates Ziel ist, Erfahrungen mit C, lex und yacc zu sammeln und so einerseits meine Angst vor Pointern zu verlieren und ausserdem vertiefte Kenntnisse im Umgang mit Parsergeneratoren zu erlangen.</text:p>
      <text:p text:style-name="Text_20_body">Ein weiteres privates Ziel ist, eine (einfache) Programmiersprache zu erfinden und nach meiner Frau zu benennen.</text:p>
      <text:h text:style-name="Heading_20_2" text:outline-level="2">Vorgehen</text:h>
      <text:h text:style-name="Heading_20_3" text:outline-level="3">Erreichen des Hauptziels</text:h>
      <text:p text:style-name="Text_20_body">Um das Hauptziel, den Concurrent Garbage Collector zu implementieren, zu erreichen, sind diverse Vorbedingungen zu erfüllen: </text:p>
      <text:list text:style-name="L1">
        <text:list-item>
          <text:p text:style-name="P1">Es muss eine Runtime vorhanden sein, welches auf einem Heap Speicher alloziiert.</text:p>
        </text:list-item>
        <text:list-item>
          <text:p text:style-name="P1">Die Funktionsweise dieser Runtime muss genau bekannt sein, damit man den Algorithmus vollständig umsetzen kann. </text:p>
        </text:list-item>
        <text:list-item>
          <text:p text:style-name="P1">Ausserdem muss ein Problem vorliegen, das mit dieser Runtime zu lösen ist, welches genügend Allokationen macht, um die Wirkung des Garbage Collectors zu testen.</text:p>
        </text:list-item>
      </text:list>
      <text:p text:style-name="Text_20_body">Der Algorithmus von Dijkstra bezieht sich auf einen LISP Interpreter. Leider weiss ich über LISP herzlich wenig und wollte nicht die notorisch lange Einarbeitungszeit in diese Sprache und dann, darauf aufbauend, in den Interpreter auf mich nehmen. Ich habe mir aber schon seit längerer Zeit Gedanken über eine minimale stackorientierte Programmiersprache und dazugehöriger Runtime gemacht, welche in ihrem Aufbau ähnlich wie LISP funktioniert, aber auf imperative Weise Probleme abarbeitet. Dies schien mir für die Implementation des Concurrent Garbage Collectors geeignet.</text:p>
      <text:h text:style-name="Heading_20_3" text:outline-level="3">Erreichen des Sekundärziels</text:h>
      <text:p text:style-name="Text_20_body">Um das Sekundärziel, TwoSpace und Concurrent Garbage Collector zu vergleichen, brauchte ich einen Testalgorithmus, der mit der Runtime und jeweils dem einen oder anderen Allokator laufen sollte, welches möglichst ohne Änderung am Testalgorithmus dazu gebracht werden kann, auf Wunsch wenig oder viel Speicher zu verwenden. Der Testalgorithmus sollte also abhängig vom Input mehr oder weniger Speicher aufs Mal verwenden und länger oder weniger lang laufen.</text:p>
      <text:h text:style-name="Heading_20_3" text:outline-level="3">Erreichen der privaten Ziele</text:h>
      <text:p text:style-name="Text_20_body">Die privaten Ziele sollen durch Festlegung der Programmiersprache für die Arbeit auf ANSI C und Entwicklung eines Parsers für den Inpterpreter mittels flex und bison (GNU Varianten der Tools lex und yacc) und der Definition der Programmiersprache Sina erreicht werden.</text:p>
      <text:h text:style-name="Heading_20_3" text:outline-level="3">Lösungsschritte</text:h>
      <text:p text:style-name="Text_20_body">Da diese Arbeit aus lauter Unbekannten bestand, von denen ich die Entwicklungszeit nicht vorhersagen konnte, entschloss ich mich, die Programmierung explorativ vorzunehmen, indem ich jeweils einen Schritt nach dem anderen implementierte. Folgende Schritte drängten sich auf:</text:p>
      <text:list text:style-name="L2">
        <text:list-item>
          <text:p text:style-name="P2">Definition der Programmiersprache (Syntax und Semantik) im Hinblick auf die einfache Implementierung eines Interpreters dafür.</text:p>
        </text:list-item>
        <text:list-item>
          <text:p text:style-name="P2">Finden eines geeigneten Testalgorithmus für die zwei Garbage Collection Algorithmen und Implementation in der Programmiersprache Sina.</text:p>
        </text:list-item>
        <text:list-item>
          <text:p text:style-name="P2">Entwicklung eines Parsers für die Programmiersprache Sina. Der Parser muss den Testalgorithmus parsen können und eine Repräsentation des Programms im Speicher aufbauen. Dafür muss die Schnittstelle für Speicheralloziierung festgelegt und mit einem Dummy-Allokator implementiert werden.</text:p>
        </text:list-item>
        <text:list-item>
          <text:p text:style-name="P2">Implementieren des Interpreters mit dem Dummy-Allokator und testen des Testalgorithmus (Debugging des Interpreters und des Testalgorithmus).</text:p>
        </text:list-item>
        <text:list-item>
          <text:p text:style-name="P2">Implementieren des TwoSpace Garbage Collectors als einfachere Variante.</text:p>
        </text:list-item>
        <text:list-item>
          <text:p text:style-name="P2">Implementieren des Concurrent Garbage Collectors.</text:p>
        </text:list-item>
        <text:list-item>
          <text:p text:style-name="P2">Vergleich der beiden Garbage Collectoren.</text:p>
        </text:list-item>
        <text:list-item>
          <text:p text:style-name="P2">Dokumentation der Resultate.</text:p>
        </text:list-item>
      </text:list>
      <text:p text:style-name="Text_20_body">Da wenig über die Lösung im Vornherein bekannt war, konnte jeweils nicht weiter als bis zum nächsten Schritt geplant werden. So hatte ich zum Beispiel keine Ahnung, wie ein Parser aussieht und wie sich der in den Interpreter einbauen lässt. Ich liess also die Struktur der Applikation einerseits aus den Vorgaben der verwendeten Tools (vorallem des Parsers) und den einzelnen zu erreichenden Phasen wachsen, andererseits definierte ich schon früh die Schnittstelle, über die die einzelnen Komponenten miteinander sprechen sollten. Diese Schnittstelle wurde minimal gehalten, was in einer späteren Phase dazu führte, dass nachträglich via Hooks gewisse Funktionalitäten ermöglicht werden mussten. Dies ist zwar auf den ersten Blick unschön, wäre aber kaum vorhersehbar gewesen und stört die Architektur kaum.</text:p>
      <text:h text:style-name="Heading_20_2" text:outline-level="2">Beschreibung der Lösung</text:h>
      <text:p text:style-name="Text_20_body">Die Lösung besteht im Wesentlichen aus 5 Teilen: Dem Testalgorithmus, einem Parser/Lexer für die Programmiersprache Sina, einer Virtuellen Maschine, einem Interpreter, welche die Repräsentation des Testalgorithmus in der virtuellen Maschine ausführt und einem Satz Garbage Collectoren, welche die Speicherverwaltung des Heaps übernehmen.</text:p>
      <text:p text:style-name="Text_20_body">Die Beschreibung der Lösung folgt zugleich auch der zeitlichen Abfolge der Entwicklung der einzelnen Komponenten, da diese einander bedingen und aufeinander aufbauen.</text:p>
      <text:h text:style-name="Heading_20_3" text:outline-level="3">Testalgorithmus</text:h>
      <text:p text:style-name="Text_20_body">Der gewählte Testalgorithmus für die Garbage Collectoren ist der Cesar Shift: Jeder Buchstabe in der Eingabe wird einem Buchstaben in der Ausgabe zugeordnet, der auf den Buchstaben der Eingabe im Alphabet folgt, wobei 'z' 'a' zugeordnet wird (modulo shift). Der Einfachheit halber werden alle Buchstaben als Grossbuchstaben betrachtet. Alle anderen Zeichen werden unverändert ausgegeben.</text:p>
      <text:p text:style-name="Text_20_body">Dieser Algorithmus ist für das Testen der Garbage Collectoren besonders geeignet, weil die Durchlaufzeit des Algorithmus von der Eingabelänge (linear) abhängt und der Speicherverbrauch (unter der Bedingung, dass die Eingabe Zeilenweise eingelesen wird) von der Zeilenlänge der Eingabe bestimmt wird.</text:p>
      <text:p text:style-name="Text_20_body">Für die Tests wird von zwei Dimensionen des Speicherverbrauchs ausgegangen: Einerseits der statische Speicherverbrauch (maximaler Speicher, welcher der Algorithmus zu einem bestimmten Zeitpunkt verwendet) und andererseits der dynamische Speicherverbrauch (Allokation und Freigabe von Speicher, also der Verschiebung des statischen Speichers innerhalb des Heaps mit der Zeit).</text:p>
      <text:p text:style-name="Text_20_body">Der statische Speicherverbrauch lässt sich mit dem Cesar Shift über die Zeilenlänge steuern. Bei grossen Zeilenlängen kann getestet werden, wie gut der zu testende Garbage Collector mit knappem Speicher auskommt.</text:p>
      <text:p text:style-name="Text_20_body">Der dynamische Speicherverbrauch lässt sich mit dem Cesar Shift über die Anzahl Zeilen steuern – je länger die Eingabe, desto mehr Collection Cycles werden benötigt, um die ganze Eingabe zu verarbeiten. Mit einer grossen Anzahl Zeilen lässt sich messen, wie schnell ein Garbage Collector arbeitet.</text:p>
      <text:h text:style-name="Heading_20_3" text:outline-level="3">Parser/Lexer</text:h>
      <text:p text:style-name="Text_20_body">Parser und Lexer wurden mit bison und flex realisiert. Diese Tools generieren anhand einer EBNF einen Parser und binden C Code für jedes erkannte Element ein. Die Programmiersprache Sina wurde auf einfaches Parsen hin entworfen. Ferner wurde darauf geachtet, dass der Unterschied zwischen Sina Quellcode und der Repräsentation des Algorithmus in der Virtual Maschine möglichst klein ist: Die Sina Programmiersprache ist eine Notation für die Datenstrukturen, welche vom Sina Interpreter interpretiert werden. Sie ist also eine Art Assembler für die Sina Virtual Maschine.</text:p>
      <text:p text:style-name="Text_20_body">Nach Fertigstellung des Parsers konnten erste Syntaxprüfungen für den Testalgorithmus gemacht werden. Auf diese Art wurden auch ein paar Fehler im Testalgorithmus gefunden und behoben.</text:p>
      <text:p text:style-name="Text_20_body">Es stellte sich heraus, dass eine wichtige Komponente f<text:span text:style-name="T1">ehlte: Ein Pretty Printer musste geschrieben werden, welcher die geparste Struktur auf den Bildschirm ausgibt, damit die Korrektheit des Parsers überprüft werden kann. Dieser Pretty Printer wurde dann später beim Debugging des Interpreters sowie der Garbage Collectoren wieder verwendet, da sich damit der Zustand der Sina Virtual Maschine gut anzeigen lässt.</text:span></text:p>
      <text:p text:style-name="P3">Der Parser arbeitet auch mit einer Symbol Table zusammen, welches alle auftretende Symbole indiziert und zwischen den beiden Repräsentationen (nummerischer Index / alphanummerischer Bezeichner) übersetzen kann.</text:p>
      <text:h text:style-name="Heading_20_3" text:outline-level="3">Virtuelle Maschine</text:h>
      <text:p text:style-name="Text_20_body">Die Grundzüge für die Sina Virtual Maschine sind eng mit der Programmiersprache Sina verknüpft: Eine Liste von Symbolen und anderen Daten soll interpretiert werden, indem zwei Stacks (Data Stack und Code Stack) manipuliert werden.</text:p>
      <text:p text:style-name="Text_20_body">Die Virtuelle Maschine besteht also aus den zwei Stacks, die, um möglichst alle Elemente der Lösung mit den Datenstrukturen der Programmiersprache Sina zu implementieren, als einzeln verketteten Listen implementiert sind. Ferner besitzt die Virtuelle Maschine eine Liste von Symbolen.</text:p>
      <text:p text:style-name="Text_20_body">Die Virtuelle Maschine kennt folgende Datentypen (definiert in sina_types.h):</text:p>
      <text:list text:style-name="L3">
        <text:list-item>
          <text:p text:style-name="P4">INTEGER: Eine ganze Zahl. Daten werden mithilfe von diesem Datentyp angegeben. INTEGERs dienen auch zur Repräsentation von Zeichen.</text:p>
        </text:list-item>
        <text:list-item>
          <text:p text:style-name="P4">SYMBOL: Der nummerischer Index eines Symbols. </text:p>
        </text:list-item>
        <text:list-item>
          <text:p text:style-name="P4">ESCAPED_SYMBOL: Ein Datentyp, welches eigentlich ein Symbol repräsentiert, aber eine andere Laufzeitsemantik erfordert.</text:p>
        </text:list-item>
        <text:list-item>
          <text:p text:style-name="P4">LIST_HEAD: Einer von zwei Datentypen, mit denen Listen aufgebaut werden. Listen sind zentral für die Sina Virtual Maschine und werden unter Anderem auch für die Implementation des Data Stacks und des Code Stacks verwendet. Ein LIST_HEAD repräsentiert eine ganze Liste, indem es auf den ersten LIST_NODE und den letzten LIST_NODE verweist.</text:p>
        </text:list-item>
        <text:list-item>
          <text:p text:style-name="P4">LIST_NODE: Das andere der zwei Datentypen, mit denen Listen aufgebaut werden. Eine LIST_NODE repräsentiert ein Element der Liste, indem es auf einen anderen Datentyp verweist (das Datum des Elements) und auf das nächste Element (LIST_NODE) der Liste verweist.</text:p>
        </text:list-item>
        <text:list-item>
          <text:p text:style-name="P4">BLOCK: Ein Block fügt zu Listen eine zusätzliche, ausf<text:span text:style-name="T1">ührbare Semantik hinzu, indem es auf eine Liste (LIST_HEAD) verweist, deren Elemente als Anweisungen zu interpretieren sind, und auf das aktuell zur Ausführung vorgesehene Element (LIST_NODE) der Liste verweist. Der Code Stack besteht ausschliesslich aus BLOCKs.</text:span></text:p>
        </text:list-item>
        <text:list-item>
          <text:p text:style-name="P5">NATIVE: Repräsentiert einen Verweis auf eine vordefinierte, eingebaute Funktion der Programmiersprache Sina (siehe sina_builtins.c). Mit Hilfe von NATIVE Elementen können Grundfunktionalitäten der Virtual Maschine (Verwaltung der Stacks, I/O, Arithmetik, Iteration und Alternative) angesprochen werden.</text:p>
        </text:list-item>
      </text:list>
      <text:h text:style-name="Heading_20_3" text:outline-level="3">Interpreter</text:h>
      <text:p text:style-name="Text_20_body">Der Interpreter für die Programmiersprache Sina ist ziemlich einfach gestrickt: Jedes Datum in der Virtual Maschine hat einen bestimmten Datentyp. Auf dem Code Stack befinden sich Blöcke (BLOCK), wobei vom obersten Block immer jeweils das nächste Element angeschaut und interpretiert wird. Wurde das letzte Element eines Blockes interpretiert, wird der Block vom Code Stack entfernt. Die Verarbeitung ist beendet, wenn der letzte Block entfernt wurde.</text:p>
      <text:p text:style-name="Text_20_body">Dabei wird jedes Element eines Blockes wie folgt (gemäss seinem Datentyp) interpretiert:</text:p>
      <text:list text:style-name="L4">
        <text:list-item>
          <text:p text:style-name="P6">ein INTEGER wird interpretiert, indem es auf den Data Stack gelegt wird.</text:p>
        </text:list-item>
        <text:list-item>
          <text:p text:style-name="P6">ein SYMBOL wird interpretiert, indem das verwiesene Element interpretiert wird (ist ein SYMBOL mit einem NATIVE verknüpft, wird dieses ausgeführt, ist es aber mit einem INTEGER verknüpft, wird es auf den Data Stack gelegt). SYMBOLs, welche auf einen BLOCK verweisen sind speziell: Hier wird nicht der BLOCK interpretiert (dies würde dazu führen, dass der entsprechende BLOCK auf den Data Stack gelegt wird), sondern, es wird der BLOCK auf den Code Stack gelegt und somit ausgeführt.</text:p>
        </text:list-item>
        <text:list-item>
          <text:p text:style-name="P6">ein ESCAPED_SYMBOL wird interpretiert, indem das entsprechende SYMBOL auf den Data Stack gelegt wird.</text:p>
        </text:list-item>
        <text:list-item>
          <text:p text:style-name="P6">eine LIST_HEAD wird interpretiert, indem es auf den Data Stack gelegt wird.</text:p>
        </text:list-item>
        <text:list-item>
          <text:p text:style-name="P6">ein BLOCK wird interpretiert, indem es auf den Data Stack gelegt wird.</text:p>
        </text:list-item>
        <text:list-item>
          <text:p text:style-name="P6">ein NATIVE wird interpretiert, indem die entsprechende Funktion ausgeführt wird.</text:p>
        </text:list-item>
      </text:list>
      <text:p text:style-name="Text_20_body">Um den Interpreter testen zu können, wurde ein Dummy-Allokator erstellt, welches die Schnittstelle für Allokatoren (und damit auch Garbage Collectoren) testet, indem einfach für jede Speicheralloziierung ein malloc() ausgeführt wird. Nach Fertigstellung des Interpreters und den im Testalgorithmus verwendeten eingebauten Funktionen konnte der Testalgorithmus erstmals ausgeführt werden. So wurden im Testalgorithmus weitere Fehler gefunden und behoben.</text:p>
      <text:h text:style-name="Heading_20_3" text:outline-level="3">Garbage Collectoren</text:h>
      <text:p text:style-name="Text_20_body">Um die Garbage Collectoren vom Interpreter zu trennen (nötig für die Vertauschbarkeit der Garbage Collectoren) wird eine einfache Schnittstelle verwendet: Die Virtuelle Maschine bietet Primitive zur Allokation der verschiedenen Typen an. Diese wiederum rufen den Garbage Collector über die Funktion allocate_chunk auf. Wie die Allokation gemacht wird, ist Sache der Implementierung des Garbage Collectors. Um die Heap Grösse festzulegen, wird vor dem ersten Aufruf von allocate_chunk die Funktion allocate_heap mit der gewünschten Heap Grösse aufgerufen.</text:p>
      <text:h text:style-name="Heading_20_2" text:outline-level="2">Die Programmiersprache Sina</text:h>
      <text:p text:style-name="Text_20_body">Die Programmiersprache Sina wurde im Hinblick auf einfache Implementierung und Interpretierbarkeit entworfen. Im Prinzip ist es eine Art Assembler für die Sina Virtual Maschine (SinaVM). In der Programmiersprache Sina wird keinen Unterschied zwischen Daten und Programmcode gemacht. So gesehen, ist ein Programm eine Liste von Daten (Objekten), die erst durch die Interpretation eine Bedeutung erhalten.</text:p>
      <text:p text:style-name="Text_20_body">Die Syntax der Programmiersprache Sina wird durch folgende EBNF gegeben:</text:p>
      <text:p text:style-name="Text_20_body">program := list_elements</text:p>
      <text:p text:style-name="Text_20_body">list_elements := | list_elements list_element</text:p>
      <text:p text:style-name="Text_20_body">list_element := integer | symbol | escaped_symbol | string | list | block</text:p>
      <text:p text:style-name="Text_20_body">escaped_symbol := ':' symbol</text:p>
      <text:p text:style-name="Text_20_body">list := '(' list_elements ')'</text:p>
      <text:p text:style-name="Text_20_body">block := '{' list_elements '}'</text:p>
      <text:p text:style-name="Text_20_body">wobei Integer eine Kette von mindestens einer Ziffer oder ein einzelnes Zeichen in Apostrophen ist und symbol eine Kette von Buchstaben, Ziffern, dem Minuszeichen und dem Underscore ist, welches mit einem Buchstaben beginnt. Ein string ist eine Kette von Zeichen, die mit Gänsefüsschen (“) beginnt und mit Gänsefüsschen aufhört. Innerhalb eines strings dürfen keine Gänsefüsschen auftreten. Ein string wird intern als Liste von Integern repräsentiert.</text:p>
      <text:p text:style-name="Text_20_body">Die Programmiersprache Sina ist case sensitive.</text:p>
      <text:p text:style-name="Text_20_body">Die Semantik der Programmiersprache Sina ist eng mit der Runtime verknüpft: Die SinaVM enthält zwei Listen, der Code Stack und der Data Stack. Nach dem Einlesen des Programms befinden sich die Elemente des Programms als Block auf dem Code Stack. Jedes Element wird, basierend auf seinem Typ, sequentiell abgearbeitet. Um ein Sina Programm zu interpretieren geht der Interpreter wie folgt vor:</text:p>
      <text:list text:style-name="L5">
        <text:list-item>
          <text:p text:style-name="P7">Ist der Code Stack leer?</text:p>
          <text:list>
            <text:list-item>
              <text:p text:style-name="P7">Falls ja, ist das Programm beendet</text:p>
            </text:list-item>
            <text:list-item>
              <text:p text:style-name="P7">Falls nein, ist der erste Block auf dem Code Stack leer?</text:p>
              <text:list>
                <text:list-item>
                  <text:p text:style-name="P7">Falls ja, Block vom Code Stack entfernen, weiter bei Schritt 1</text:p>
                </text:list-item>
                <text:list-item>
                  <text:p text:style-name="P7">Falls nein, interpretiere das erste Element des Blocks und entferne es, weiter bei Schritt 1</text:p>
                </text:list-item>
              </text:list>
            </text:list-item>
          </text:list>
        </text:list-item>
      </text:list>
      <text:p text:style-name="Text_20_body">Dabei benützt der Interpreter folgende Regeln:</text:p>
      <text:list text:style-name="L6">
        <text:list-item>
          <text:p text:style-name="P8">um einen Integer zu interpretieren, schiebe es auf den Data Stack</text:p>
        </text:list-item>
        <text:list-item>
          <text:p text:style-name="P8">um ein Escaped Symbol zu interpretieren, schiebe das entsprechende Symbol auf den Data Stack</text:p>
        </text:list-item>
        <text:list-item>
          <text:p text:style-name="P8">um eine Liste zu interpretieren, schiebe es auf den Data Stack</text:p>
        </text:list-item>
        <text:list-item>
          <text:p text:style-name="P8">um einen Block zu interpretieren, schiebe es auf den Code Stack</text:p>
        </text:list-item>
        <text:list-item>
          <text:p text:style-name="P8">um ein Symbol zu interpretieren, schaue nach, worauf das Symbol verweist und interpretiere das verwiesene gemäss den Regeln oben. Falls das Symbol auf nichts verweist, wird das Programm mit einem Fehler abgebrochen. Ein Symbol kann auch auf eine eingebaute Funktion verweisen (native function), in diesem Fall wird diese Funktion aufgerufen.</text:p>
        </text:list-item>
      </text:list>
      <text:p text:style-name="Text_20_body">Mit diesen einfachen Regeln und ein paar eingebauten Funktionen können im Prinzip alle Algorithmen beschrieben werden. Der Beweis hierzu fehlt zwar, allerdings konnte exemplarisch der Algorithmus CesarShift implementiert werden.</text:p>
      <text:h text:style-name="Heading_20_2" text:outline-level="2">Dateistruktur</text:h>
      <text:p text:style-name="Text_20_body">In diesem Abschnitt folg eine Auflistung der Dateien, die zum Quellcode dieser Arbeit gehören. Der grösste Teil dieser Dateien liegt als Quellcode in der Programmiersprache C vor. C kennt sowohl Source- wie auch Headerdateien. In den Headerdateien werden Funktionen deklariert, die dann in den Sourcedateien definiert wird. Jede Funktion ist mit einem Blockkommentar versehen, welches die Funktion, dessen Begründung und eventuell die Funktionsweise beschreibt. Um die SPOT (Single Point Of Truth) Regel nicht zu verletzen, wird jeweils nur die Funktionsdeklarierung (also in der Headerdatei) kommentiert. Eine Kopie der Funktionsbeschreibung in der gleichnamigen Sourcedatei würde schnell zu inkonsistenten Beschreibungen zwischen Header- und Sourcedatei führen.</text:p>
      <text:p text:style-name="Text_20_body">Folgende Dateien sind Bestandteil der Lösung:</text:p>
      <table:table table:name="Table1" table:style-name="Table1">
        <table:table-column table:style-name="Table1.A"/>
        <table:table-column table:style-name="Table1.B"/>
        <table:table-row>
          <table:table-cell table:style-name="Table1.A1" office:value-type="string">
            <text:p text:style-name="Table_20_Contents">Dateiname</text:p>
          </table:table-cell>
          <table:table-cell table:style-name="Table1.B1" office:value-type="string">
            <text:p text:style-name="Table_20_Contents">Beschreibung</text:p>
          </table:table-cell>
        </table:table-row>
        <table:table-row>
          <table:table-cell table:style-name="Table1.A2" office:value-type="string">
            <text:p text:style-name="Table_20_Contents">Makefile</text:p>
          </table:table-cell>
          <table:table-cell table:style-name="Table1.B2" office:value-type="string">
            <text:p text:style-name="Table_20_Contents">Das Makefile enthält die Regeln für die Kompilation des Interpreters. Über verschiedene Targets kann der gewünschte Allokator/Garbage Collector gewählt werden. Ausserdem können mit dem Target “clean” Abfallprodukte der Kompilation wieder entfernt werden.</text:p>
            <text:p text:style-name="Table_20_Contents">Für die Allokatoren/Garbage Collectoren stehen die Targets “simple”, “twospace” und “concurrent” zur Verfügung. Der Default ist “concurrent”.</text:p>
            <text:p text:style-name="Table_20_Contents">Das Makefile beruht auf GNU make und verwendet einige dessen Erweiterungen. Unter anderem kann beim Aufruf die Variable HEAP_SIZE (Default: 1024) angepasst werden.</text:p>
          </table:table-cell>
        </table:table-row>
        <table:table-row>
          <table:table-cell table:style-name="Table1.A2" office:value-type="string">
            <text:p text:style-name="Table_20_Contents">cesar_shift.sina</text:p>
          </table:table-cell>
          <table:table-cell table:style-name="Table1.B2" office:value-type="string">
            <text:p text:style-name="Table_20_Contents">Enthält den Testalgorithmus in der Programmiersprache Sina.</text:p>
          </table:table-cell>
        </table:table-row>
        <table:table-row>
          <table:table-cell table:style-name="Table1.A2" office:value-type="string">
            <text:p text:style-name="Table_20_Contents">concurrent_allocator.c/.h</text:p>
          </table:table-cell>
          <table:table-cell table:style-name="Table1.B2" office:value-type="string">
            <text:p text:style-name="Table_20_Contents">Implementiert die Schnittstelle in sina_allocator.h für den Concurrent Garbage Collector.</text:p>
          </table:table-cell>
        </table:table-row>
        <table:table-row>
          <table:table-cell table:style-name="Table1.A2" office:value-type="string">
            <text:p text:style-name="Table_20_Contents">main.c</text:p>
          </table:table-cell>
          <table:table-cell table:style-name="Table1.B2" office:value-type="string">
            <text:p text:style-name="Table_20_Contents">Startet den Parser mit dem ersten Argument als Sourcedatei. Weist den Allokator/Garbage Collector an, sich mit einer bestimmten Heap Grösse zu initialisieren und startet den Interpreter.</text:p>
          </table:table-cell>
        </table:table-row>
        <table:table-row>
          <table:table-cell table:style-name="Table1.A2" office:value-type="string">
            <text:p text:style-name="Table_20_Contents">pprinter.c/.h</text:p>
          </table:table-cell>
          <table:table-cell table:style-name="Table1.B2" office:value-type="string">
            <text:p text:style-name="Table_20_Contents">Formatiert Sina Objekte und gibt sie auf den Bildschirm aus. Diese Funktionalität wird für das Debugging des Interpreters verwendet und kann mit dem Sina Befehl trace-on eingestellt werden.</text:p>
          </table:table-cell>
        </table:table-row>
        <table:table-row>
          <table:table-cell table:style-name="Table1.A2" office:value-type="string">
            <text:p text:style-name="Table_20_Contents">simple_allocator.c</text:p>
          </table:table-cell>
          <table:table-cell table:style-name="Table1.B2" office:value-type="string">
            <text:p text:style-name="Table_20_Contents">Ein einfacher Allokator, der kein Garbage Collection betreibt: Jeder angeforderte Chunk wird mit malloc alloziiert.</text:p>
          </table:table-cell>
        </table:table-row>
        <table:table-row>
          <table:table-cell table:style-name="Table1.A2" office:value-type="string">
            <text:p text:style-name="Table_20_Contents">sina_allocator.c/.h</text:p>
          </table:table-cell>
          <table:table-cell table:style-name="Table1.B2" office:value-type="string">
            <text:p text:style-name="Table_20_Contents">Beschreibt die Schnittstelle für die drei Allokatoren “simple”, “twospace” und “concurrent”. Diese Schnittstelle besteht aus allocate_heap und allocate_chunk. Ausserdem implementiert sina_allocator.c den Register.</text:p>
          </table:table-cell>
        </table:table-row>
        <table:table-row>
          <table:table-cell table:style-name="Table1.A2" office:value-type="string">
            <text:p text:style-name="Table_20_Contents">sina_builtins.c</text:p>
          </table:table-cell>
          <table:table-cell table:style-name="Table1.B2" office:value-type="string">
            <text:p text:style-name="Table_20_Contents">Enthält die Liste aller eingebauten Funktionen der Programmiersprache Sina und verknüpft sie mit den entsprechenden Symbolen während der Initialisierung der Virtual Maschine.</text:p>
          </table:table-cell>
        </table:table-row>
        <table:table-row>
          <table:table-cell table:style-name="Table1.A2" office:value-type="string">
            <text:p text:style-name="Table_20_Contents">sina_error.c/.h</text:p>
          </table:table-cell>
          <table:table-cell table:style-name="Table1.B2" office:value-type="string">
            <text:p text:style-name="Table_20_Contents">Implementiert die Ausgabe von Fehlermeldungen und der daraus resultierenden Verarbeitungsabbrüchen.</text:p>
          </table:table-cell>
        </table:table-row>
        <table:table-row>
          <table:table-cell table:style-name="Table1.A2" office:value-type="string">
            <text:p text:style-name="Table_20_Contents">sina_interpreter.c/.h</text:p>
          </table:table-cell>
          <table:table-cell table:style-name="Table1.B2" office:value-type="string">
            <text:p text:style-name="Table_20_Contents">Führt die Sina Virtual Maschine iterativ in den darauf folgenden Zustand bis die Verarbeitung beendet ist. Dazu werden die Werte im Code Stack interpretiert.</text:p>
          </table:table-cell>
        </table:table-row>
        <table:table-row>
          <table:table-cell table:style-name="Table1.A2" office:value-type="string">
            <text:p text:style-name="Table_20_Contents">sina_lexer.l</text:p>
          </table:table-cell>
          <table:table-cell table:style-name="Table1.B2" office:value-type="string">
            <text:p text:style-name="Table_20_Contents">Definiert den Lexer für die Programmiersprache Sina.</text:p>
          </table:table-cell>
        </table:table-row>
        <table:table-row>
          <table:table-cell table:style-name="Table1.A2" office:value-type="string">
            <text:p text:style-name="Table_20_Contents">sina_parser.y</text:p>
          </table:table-cell>
          <table:table-cell table:style-name="Table1.B2" office:value-type="string">
            <text:p text:style-name="Table_20_Contents">Definiert den Parser für die Programmiersprache Sina sowie die Aktionen, die beim Erkennen der einzelnen Konstrukte auszuführen sind.</text:p>
          </table:table-cell>
        </table:table-row>
        <table:table-row>
          <table:table-cell table:style-name="Table1.A2" office:value-type="string">
            <text:p text:style-name="Table_20_Contents">sina_symbols.c/.h</text:p>
          </table:table-cell>
          <table:table-cell table:style-name="Table1.B2" office:value-type="string">
            <text:p text:style-name="Table_20_Contents">Implementiert die Symboltabelle für den Interpreter.</text:p>
          </table:table-cell>
        </table:table-row>
        <table:table-row>
          <table:table-cell table:style-name="Table1.A2" office:value-type="string">
            <text:p text:style-name="Table_20_Contents">sina_types.c/.h</text:p>
          </table:table-cell>
          <table:table-cell table:style-name="Table1.B2" office:value-type="string">
            <text:p text:style-name="Table_20_Contents">Definiert die verwendeten Datenstrukturen für die verschiedenen Chunk Typen (Integer, Symbol, Listenkopf etc.) sowie die Datenstruktur für die Virtual Maschine.</text:p>
          </table:table-cell>
        </table:table-row>
        <table:table-row>
          <table:table-cell table:style-name="Table1.A2" office:value-type="string">
            <text:p text:style-name="Table_20_Contents">sinavm.c/.h</text:p>
          </table:table-cell>
          <table:table-cell table:style-name="Table1.B2" office:value-type="string">
            <text:p text:style-name="Table_20_Contents">Implementiert die Grundfunktionen der Virtual Maschine, mit denen der Zustand der Virtual Maschine verändert werden kann. Ein Grossteil dieser Funktionen dient der Erstellung und Manipulation von Listen, da die Virtual Maschine selber zwei Listen (Code Stack und Data Stack) verwaltet und Listen eine Zentrale Datenstruktur f<text:span text:style-name="T1">ür die Programmiersprache Sina darstellen.</text:span></text:p>
          </table:table-cell>
        </table:table-row>
        <table:table-row>
          <table:table-cell table:style-name="Table1.A2" office:value-type="string">
            <text:p text:style-name="Table_20_Contents">testharness.py</text:p>
          </table:table-cell>
          <table:table-cell table:style-name="Table1.B2" office:value-type="string">
            <text:p text:style-name="Table_20_Contents">Führt die Testreihe mit variierender Heap Grösse, Inputdatei und Garbage Collector aus und schreibt die Resultate in results.csv.</text:p>
          </table:table-cell>
        </table:table-row>
        <table:table-row>
          <table:table-cell table:style-name="Table1.A2" office:value-type="string">
            <text:p text:style-name="Table_20_Contents">twospace_allocator.c</text:p>
          </table:table-cell>
          <table:table-cell table:style-name="Table1.B2" office:value-type="string">
            <text:p text:style-name="Table_20_Contents">IImplementiert die Schnittstelle in sina_allocator.h für den Two Space Garbage Collector.</text:p>
          </table:table-cell>
        </table:table-row>
      </table:table>
      <text:p text:style-name="Text_20_body"/>
      <text:h text:style-name="Heading_20_2" text:outline-level="2">Die Garbage Collection Algorithmen</text:h>
      <text:p text:style-name="Text_20_body">Garbage Collectoren basieren auf der Idee, dass alle zu einem bestimmten Zeitpunkt für ein Programm relevanten Daten über das sogenannte Root Set erreichbar sind. Speicher, das nicht über das Root Set erreichbar ist, kann vom Programm nicht mehr manipuliert werden und kann daher wiederverwendet werden. Die Aufgabe eines Garbage Collectors ist also, solche nicht erreichbaren Speicherplätze aufzuspüren und für neue Speicherallokationen zur Verfügung zu stellen. Im Rahmen dieser Arbeit werden zwei unterschiedliche Strategien untersucht: Two Space Copy und den Concurrent Garbage Collector von Dijkstra.</text:p>
      <text:p text:style-name="Text_20_body">Garbage Collectoren arbeiten mit dem Allokator zusammen in dem Sinne, dass beide den Heap verwalten. Im Rahmen dieser Arbeit wird der Heap, der dem Programm zur Verfügung steht, als begrenzt betrachtet.</text:p>
      <text:p text:style-name="Text_20_body">Sowohl Allokatoren wie auch Garbage Collectoren arbeiten nicht mit einzelnen Bytes im Speicher, sondern mit sogenannten Chunks, welche alloziierte Stücke des Speichers beschreiben und enthalten: Ein Chunk enthält neben dem zu alloziierenden Speicher zusätzlich Metadaten über diesen Speicher, z.B. die Grösse, oder (wie bei der SinaVM) den Typ.</text:p>
      <text:h text:style-name="Heading_20_3" text:outline-level="3">Two Space Copy</text:h>
      <text:p text:style-name="Text_20_body">Der Two Space Copy Algorithmus teilt den Heap in zwei gleich grosse Hälften, wovon jeweils nur eine Hälfte aktiv ist. Für jede Speicherallokation wird ein Zeiger auf den nächsten freien Speicherplatz um die Grösse des alloziierten Speichers verschoben. Falls die aktive Hälfte des Heaps nicht genügend Platz für die Speicheralloziierung hat, wird das Root Set durchlaufen und jedes erreichbare Element wird in die inaktive Hälfte des Heaps verschoben. Zeiger innerhalb der verschobenen Chunks werden auf die entsprechenden, ebenfalls verschobenen Chunks umgelenkt. Anschliessend wird die inaktive Hälfte aktiviert und die bis anhin aktive Hälfte ist jetzt die inaktive. Bei diesem Vorgang werden nicht mehr erreichbare Chunks nicht mit kopiert und die Alloziierung kann fortgeführt werden.</text:p>
      <text:p text:style-name="Text_20_body">Für den Two Space Copy spricht die einfache Implementierung und die Tatsache, dass Memory Compaction automatisch erfolgt.</text:p>
      <text:h text:style-name="Heading_20_3" text:outline-level="3">Concurrent Garbage Collector</text:h>
      <text:p text:style-name="Text_20_body">Der Concurrent Garbage Collector, wie er im Artikel von Dijkstra beschrieben wird, geht von zwei separaten Prozessen aus: Dem Mutator und dem Collector. Der Mutator arbeitet auf den Daten des ausgeführten Algorithmus (also dem Root Set), während der Collector den Heap nach Chunks durchsucht, die nicht Teil des Root Sets sind und somit nicht mehr gebraucht werden. Dabei müssen sich die zwei Prozesse untereinander koordinieren: Der Collector muss sicherstellen, dass ein Chunk, den er für frei befunden hat, in der Zwischenzeit nicht doch wieder in den Root Set aufgenommen wurde. Dies ist zwar mit sogenannten kritischen Abschnitten (mit Verwendung von Mutexes) erreichbar, führt aber zu einem gewissen Overhead, weil die einzelnen Prozesse je nach Granularität des Locking aufeinander warten müssen. Dijkstra schlägt einen Algorithmus vor, der mit Dirty Reads, also der Möglichkeit, dass der Collector alte Daten liest, <text:s/>umgehen kann: </text:p>
      <text:list text:style-name="L7">
        <text:list-item>
          <text:p text:style-name="P9">Jeder Chunk hat eine Farbe: Grün, Weiss, Grau oder Schwarz. </text:p>
        </text:list-item>
        <text:list-item>
          <text:p text:style-name="P9">Alle Chunks, die vom Root Set aus erreichbar sind, sind entweder Weiss, Grau oder Schwarz. </text:p>
        </text:list-item>
        <text:list-item>
          <text:p text:style-name="P9">Eine Liste mit Chunks, die zur Alloziierung verwendet werden können enthält Grüne Chunks. Diese Liste heisst die “free list”. <text:s/></text:p>
        </text:list-item>
        <text:list-item>
          <text:p text:style-name="P9">Nur Chunks in der free list sind Grün.</text:p>
        </text:list-item>
        <text:list-item>
          <text:p text:style-name="P9">Collector und Mutator färben Chunks, die vom Root Set aus erreichbar sind ein, wobei immer Richtung Schwarz eingefärbt wird.</text:p>
        </text:list-item>
        <text:list-item>
          <text:p text:style-name="P9">Eingefärbt wird immer nur eine Stufe aufs Mal, wobei die Reihenfolge Grün/Weiss --&gt; Grau --&gt; Schwarz strikt befolgt wird.</text:p>
        </text:list-item>
        <text:list-item>
          <text:p text:style-name="P9">Ein schwarzer Chunk verweist zu keinem Zeitpunkt auf einen weissen Chunk (Chunks, die <text:s/>Listen und Blocks aufbauen verweisen auf andere Chunks)</text:p>
        </text:list-item>
        <text:list-item>
          <text:p text:style-name="P9">Wenn der Mutator einen neuen Chunk zum Root Set hinzufügt (also einen grünen Chunk aus der free list entfernt), färbt er ihn dunkler (also Grau). Ausserdem wird der Chunk, der anschliessend auf den neuen Chunk verweist, auch dunkler eingefärbt, sofern er weiss ist.</text:p>
        </text:list-item>
        <text:list-item>
          <text:p text:style-name="P9">Wenn der Mutator einen bereits vom Root Set aus erreichbaren Chunk umhängt (einen neuen Verweis macht), wird ein ähnliches Verfahren angewandt: Falls der neu verweisende Chunk weiss ist, wird er Grau gemacht und falls der umgehängte Chunk weiss ist, wird er Grau gemacht.</text:p>
        </text:list-item>
        <text:list-item>
          <text:p text:style-name="P9">Damit der Mutator neue graue Chunks produzieren kann, muss also mindestens ein weisser Chunk vom Rootset aus erreichbar sein.</text:p>
        </text:list-item>
        <text:list-item>
          <text:p text:style-name="P9">Der Collector färbt den Root Set grau (im Falle der Sina Virtual Maschine sind dies der Kopf des Data Stack und der Kopf des Code Stack)</text:p>
        </text:list-item>
        <text:list-item>
          <text:p text:style-name="P10">Anschliessend durchsucht der Collector den Heap nach grauen Chunks. Fall ein solcher gefunden wird und dieser Chunk auf andere Chunks verweist (LIST_HEAD, LIST_NODE und BLOCK verweisen auf andere Chunks), werden die verwiesenen Chunks grau gefärbt, falls sie weiss sind. Dann wird der graue Chunk schwarz gefärbt.</text:p>
        </text:list-item>
        <text:list-item>
          <text:p text:style-name="P10">Fall der Collector im ganzen Heap keine grauen Chunks mehr findet, sind alle erreichbaren Chunks schwarz und der Mutator kann keine grauen Chunks mehr erstellen. Alle Chunks, die jetzt weiss sind, sind vom Root Set aus nicht erreichbar und können vom Collector eingesammelt, grün gefärbt und in die free list aufgenommen werden.</text:p>
        </text:list-item>
        <text:list-item>
          <text:p text:style-name="P10">Die Farben Schwarz und Weiss werden vertauscht. Dies muss zwischen Mutator und Collector synchronisiert werden, passiert allerdings nicht allzu oft.</text:p>
        </text:list-item>
      </text:list>
      <text:h text:style-name="Heading_20_4" text:outline-level="4" text:is-list-header="true">Synchronisation des Farbtausches und die Free List</text:h>
      <text:p text:style-name="P3">Dijkstra lässt ein paar Details explizit offen:</text:p>
      <text:list text:style-name="L8">
        <text:list-item>
          <text:p text:style-name="P11">Wie wird der Farbtausch synchronisiert?</text:p>
        </text:list-item>
        <text:list-item>
          <text:p text:style-name="P11">Wie wird die Free List so verwaltet, dass gleichzeitig der Mutator daraus Chunks entfernen und der Collector Chunks dazu fügen kann?</text:p>
        </text:list-item>
      </text:list>
      <text:p text:style-name="P3">Ich habe für dieses beiden Probleme eine kleine Abwandlung des Algorithmus vorgenommen, welche beide Fragen gleichzeitig lösen. Diese Idee beruht auf der Annahme, dass Parallelität viel einfacher zu erreichen ist, je weniger Daten miteinander geteilt werden: Statt nur eine Free List, habe ich zwei implementiert. Der Mutator bedient sich wie gewohnt von der Free List, die beim Start der Sina Virtual Maschine die Hälfte der Chunks im Heap enthält, während der Collector mit den restlichen Chunks in der sogenannten Collector List darauf wartet, bis der Mutator meldet, dass die Free List keine Chunks mehr enthält. Dies geschieht zwingend beim Versuch des Mutators, einen Chunk zu alloziieren. Der Mutator wartet dann, bis der Collector ihm meldet, dass die Free List wieder gefüllt ist. Zuerst werden jedoch die Farben Weiss und Schwarz vertauscht (da, während der Mutator wartet, keine Chance besteht, dass dieser einen falschen Wert liest), anschliessend <text:s/>überweist der Collector dem Mutator die Collector List als Free List und legt eine neue (leere) Collector List an. Der Collector meldet dem Mutator, dass er weiter fahren kann und beginnt selber mit den oben beschriebenen Schritten. Sobald der Collector keine grauen Chunks mehr findet, werden die weissen Chunks in die Collector List aufgenommen und der Collector wartet auf den Mutator. Es ist allerdings möglich, dass der Mutator die Free List leert, bevor der Collector mit dem Aufbau der Collector List fertig ist. In diesem Falle wartet der Mutator auf den Collector und meldet ihm, sobald er die fertige Collector List signalisiert hat, dass er auf die Free List wartet.</text:p>
      <text:p text:style-name="P3">Eine Bedinung für den Concurrent Garbage Collector ist, dass alle Chunks gleich gross sind. Dies ist nötig, damit der Collector übert alle Chunks iterieren kann.</text:p>
      <text:h text:style-name="Heading_20_4" text:outline-level="4">Annahmen</text:h>
      <text:list text:style-name="L9">
        <text:list-item>
          <text:p text:style-name="P12">dieser Algorithmus wird auf einer 32 Bit Maschine ausgeführt. Eventuell kommen andere Architekturen in Frage, wichtig ist aber, dass sizeof(int) und sizeof(void*) gleich gross sind.</text:p>
        </text:list-item>
        <text:list-item>
          <text:p text:style-name="P12">Wird ein int oder ein void* gelesen, kann es zwar vorkommen, dass er inzwischen von einem anderen Prozess verändert wurde und der alte Wert gelesen wird, aber es kann nie ein ungültiger, Zwischenwert gelesen werden, bei dem sich erst einige Bits geändert haben: Es wird immer ein disktreter Zustand dieses Wortes (32 Bit) gelesen, der irgendwann im Verlaufe der Berechnungen des Mutators diesen Wert hatte.</text:p>
        </text:list-item>
      </text:list>
      <text:h text:style-name="Heading_20_2" text:outline-level="2">Probleme</text:h>
      <text:p text:style-name="Text_20_body">Durch die Art, wie der Sina Interpreter funktioniert, befinden sich zu gewissen Zeiten immer wieder Chunks in einem Zustand, in dem sie zwar noch gültig sind, also in absehbarer Zukunft wieder in den Root Set aufgenommen werden, aber für eine Berechnung kurz aus dem Root Set entfernt werden mussten. Ein Beispiel dafür ist die Sina Funktion “add”. Diese wird so interpretiert, dass die zwei obersten Chunks vom Data Stack entfernt werden und ein neuer INTEGER_CHUNK mit dem Wert, der die Summe der Werte der zwei entfernten Chunks entspricht, auf den Data Stack gelegt wird. Dies bedingt einerseits die Allokation eines Chunks für das Resultat und andererseits die Allokation eines Chunks vom Typ LIST_NODE_CHUNK, mit dem das Resultat in den Data Stack eingefügt wird. Falls bei der Allokation des LIST_NODE_CHUNKs der Speicher voll ist, wird der TwoSpace Allgorithmus den Root Set in den Free Heap kopieren und dabei das Resultat (den INTEGER_CHUNK) übersehen, da dieser noch nicht über dem Root Set erreichbar ist. </text:p>
      <text:p text:style-name="Text_20_body">Um diesem Effekt vorzubeugen wurde ein Register Stack eingeführt, auf das Chunks, die zwar vom Root Set entfernt wurden, aber dennoch gültig bleiben sollen, gepushed werden. Der TwoSpace Algorithmus betrachtet den Register Stack als Teil des Root Set. Jede eingebaute Funktion (siehe sina_builtins.c) muss dafür sorten, dass noch verwendete Chunks immer mindestens über den Register erreichbar sind. Nach jedem Aufruf, bei dem eine Allokation stattfinden könnte, müssen zwischengespeicherte Zeiger wieder aus dem Register gelesen, da sie vom TwoSpace Algorithmus eventuell verändert wurden. Der Register Stack wird mit den Funktionen allocate_push_register und allocate_pop_register bedient.</text:p>
      <text:p text:style-name="Text_20_body">Dieser Effekt tritt beim Concurrent Garbage Collector auch auf: In der Zeit, in welcher ein Chunk vom Data Stack entfernt und verändert wird, bevor er wieder auf den Data Stack gelegt wird, könnte der Collector seine Suche nach grauen Chunks beenden und die collector list aufbauen. Eventuell hat der zwar gültige Chunk die falsche Farbe und wird in die collector list aufgenommen. <text:s/>Da in diesem Fall nicht vorhergesagt werden kann, ab wann ein Chunk ungültig wird, müssen Chunks in einem Schritt sowohl in das Register aufgenommen und vom Data Stack entfernt werden. Dies wird mit der Funktion sinavm_pop_front_to_register erreicht. <text:s/></text:p>
      <text:h text:style-name="Heading_20_2" text:outline-level="2">Vergleich TwoSpace vs. Concurrent</text:h>
      <text:p text:style-name="Text_20_body"/>
      <text:h text:style-name="Heading_20_2" text:outline-level="2">Testreihe</text:h>
      <text:p text:style-name="Text_20_body"/>
      <text:p text:style-name="Text_20_body"><draw:frame draw:style-name="fr1" draw:name="Object1" text:anchor-type="paragraph" svg:width="5.6862in" svg:height="3.7437in" draw:z-index="0"><draw:object xlink:href="./Object 1" xlink:type="simple" xlink:show="embed" xlink:actuate="onLoad"/><draw:image xlink:href="./ObjectReplacements/Object 1" xlink:type="simple" xlink:show="embed" xlink:actuate="onLoad"/></draw:frame></text:p>
      <text:p text:style-name="Text_20_body"><draw:frame draw:style-name="fr2" draw:name="Object2" text:anchor-type="paragraph" svg:x="0.4902in" svg:y="0.3598in" svg:width="5.8807in" svg:height="3.7744in" draw:z-index="1"><draw:object xlink:href="./Object 2" xlink:type="simple" xlink:show="embed" xlink:actuate="onLoad"/><draw:image xlink:href="./ObjectReplacements/Object 2" xlink:type="simple" xlink:show="embed" xlink:actuate="onLoad"/></draw:frame></text:p>
      <text:p text:style-name="Text_20_body"/>
      <text:h text:style-name="Heading_20_3" text:outline-level="3">Pythoscript zum Testen</text:h>
      <text:h text:style-name="Heading_20_3" text:outline-level="3">Interpretation</text:h>
      <text:h text:style-name="Heading_20_2" text:outline-level="2">Glossar</text:h>
      <text:h text:style-name="Heading_20_3" text:outline-level="3">Lexer</text:h>
      <text:p text:style-name="Table_20_Contents">Liest die Sina Quelldatei als Zeichenstrom ein und gibt sie als Liste von Tokens für den Parser aus.</text:p>
      <text:h text:style-name="Heading_20_3" text:outline-level="3">Parser</text:h>
      <text:p text:style-name="Table_20_Contents">Baut die Interne Repräsentation der Sina Quelldatei in der Sina Virtual Maschine auf.</text:p>
      <text:h text:style-name="Heading_20_2" text:outline-level="2">Literaturverzeichnis</text:h>
      <text:h text:style-name="Heading_20_2" text:outline-level="2">Funktionsreferenz der Programmiersprache Sina</text:h>
      <text:p text:style-name="Text_20_body">Im Folgenden werden die eingebauten Funktionen, wie sie sina_builtins.c definiert sind, beschrieben. Alle Funktionen brechen die Verarbeitung mit einer Fehlermeldung ab, falls der falsche Datentyp auf dem betrachteten Stack vorgefunden wird oder der Stack nicht genügend Werte aufweist. Data Stack und Code Stack sind eigentlich Listen. In den folgenden Beschreibungen ist der Anfang der Liste jeweils “oben” und das Ende der Liste jeweils “unten”. Dies liegt daran, dass Stack Operationen auf einzeln verkettete Listen nur am Listenkopf gemacht werden können. Um die Funktion “append” zu implementieren, enthält jede Liste auch einen Verweis auf ihr Ende (eine PUSH-Operation am Listenende wäre also möglich), allerdings können vom Ende der Liste keine Elemente entfernt werden (die POP-Operation ist somit nicht implementierbar).</text:p>
      <text:h text:style-name="Heading_20_3" text:outline-level="3">add</text:h>
      <text:p text:style-name="Text_20_body">Addiert zwei Zahlen. Diese werden nacheinander vom Data Stack entfernt und ein neue Zahl mit der Summe wird auf den Data Stack gelegt.</text:p>
      <text:h text:style-name="Heading_20_3" text:outline-level="3">sub</text:h>
      <text:p text:style-name="Text_20_body">Subtrahiert zwei Zahlen. Diese werden nacheinander vom Data Stack entfernt und eine neue Zahl mit der Differenz dieser beiden Zahlen wird auf den Data Stack gelegt.</text:p>
      <text:h text:style-name="Heading_20_3" text:outline-level="3">mod</text:h>
      <text:p text:style-name="Text_20_body">Der ganzzahlige Rest zweier nacheinander vom Data Stack entfernten Zahlen wird als neue Zahl auf den Data Stack gelegt. Dabei ist die erste vom Data Stack entfernte Zahl der Dividend und die zweite entfernte Zahl der Divisor.</text:p>
      <text:h text:style-name="Heading_20_3" text:outline-level="3">append</text:h>
      <text:p text:style-name="Text_20_body">Entfernt das oberste Element vom Data Stack und fügt es hinten an eine Liste, welche nun zuoberst auf dem Data Stack liegt, an.</text:p>
      <text:h text:style-name="Heading_20_3" text:outline-level="3">roll</text:h>
      <text:p text:style-name="Text_20_body">Manipuliert die obersten 3 Elemente des Data Stack wie folgt: Das oberste Element wird unter das dritte Element gelegt. Anschliessend befindet sich das ursprünglich zweite Element an erster Stelle, das ursprünglich dritte Element an zweiter Stelle und das ursprünglich erste Element an dritter Stelle.</text:p>
      <text:h text:style-name="Heading_20_3" text:outline-level="3">swap</text:h>
      <text:p text:style-name="Text_20_body">Vertauscht die Positionen der zwei obersten Elemente auf dem Data Stack.</text:p>
      <text:h text:style-name="Heading_20_3" text:outline-level="3">trace-on</text:h>
      <text:p text:style-name="Text_20_body">Setzt einen Flag in der Sina Virtual Maschine, der dazu führt, dass der Interpreter während der Ausführung für jeden Schritt den Zustand der Sina Virtual Maschine ausgibt.</text:p>
      <text:h text:style-name="Heading_20_3" text:outline-level="3">trace-off</text:h>
      <text:p text:style-name="Text_20_body">Schaltet das in trace-on eingestellte Verhalten wieder aus.</text:p>
      <text:h text:style-name="Heading_20_3" text:outline-level="3">char-to-upper</text:h>
      <text:p text:style-name="Text_20_body">Entfernt die oberste Zahl auf dem Data Stack. Dessen Wert wird als Zeichen interpretiert. Falls diese Zahl ein Kleinbuchstabe repräsentiert (zwischen dem ASCII Wert für 'a' und 'z' liegt), wird der entsprechende Grossbuchstabe auf den Data Stack gelegt. Ansonsten wird eine neue Zahl mit dem gleichen Wert auf den Data Stack gelegt.</text:p>
      <text:h text:style-name="Heading_20_3" text:outline-level="3">char-is-alpha</text:h>
      <text:p text:style-name="Text_20_body">Entfernt die oberste Zahl auf dem Data Stack. Falls diese Zahl gemäss ASCII als Buchstabe interpretierbar ist, wird eine neue Zahl mit dem Wert 1 auf den Data Stack gelegt. Ansonsten wird eine neue Zahl mit dem Wert 0 auf den Data Stack gelegt.</text:p>
      <text:h text:style-name="Heading_20_3" text:outline-level="3">list-head</text:h>
      <text:p text:style-name="Text_20_body">Entfernt das erste Element aus der Liste zuoberst auf dem Data Stack und legt es auf den Data Stack. Auf diese Weise kann über eine Liste iteriert werden, die Liste wird allerdings dabei verändert.</text:p>
      <text:h text:style-name="Heading_20_3" text:outline-level="3">list-prepend</text:h>
      <text:p text:style-name="Text_20_body">Entfernt das oberste Element vom Data Stack und fügt es vorne in die Liste, welche nun zuoberst auf dem Data Stack liegt, ein.</text:p>
      <text:h text:style-name="Heading_20_3" text:outline-level="3">list-new</text:h>
      <text:p text:style-name="Text_20_body">Legt eine neue, leere Liste auf den Data Stack.</text:p>
      <text:h text:style-name="Heading_20_3" text:outline-level="3">list-is-empty</text:h>
      <text:p text:style-name="Text_20_body">Entfernt die Liste zuoberst auf dem Data Stack und legt eine neue Zahl auf den Data Stack, dessen Wert 1 ist, falls die Liste leer war, ansonsten 0.</text:p>
      <text:h text:style-name="Heading_20_3" text:outline-level="3">read-line</text:h>
      <text:p text:style-name="Text_20_body">Legt eine neue Liste auf den Data Stack, an die nacheinander Zahlen angehängt werden, die jeweils den Wert des nächsten Zeichens in STDIN haben, bis das Zeilenendzeichen (welches auch an die Liste angehängt wird) oder EOF <text:s/>gelesen wird.</text:p>
      <text:h text:style-name="Heading_20_3" text:outline-level="3">print-string</text:h>
      <text:p text:style-name="Text_20_body">Entfernt die Liste zuoberst auf dem Data Stack und schreibt für jede darin enthaltene Zahl ein Zeichen auf STDOUT. Falls die Liste Elemente enthält, die keine Zahlen sind, wird die Verarbeitung mit einer Fehlermeldung abgebrochen.</text:p>
      <text:h text:style-name="Heading_20_3" text:outline-level="3">print-int</text:h>
      <text:p text:style-name="Text_20_body">Entfernt die Zahl zuoberst auf dem Data Stack und schreibt das entsprechende Zeichen auf STDOUT.</text:p>
      <text:h text:style-name="Heading_20_3" text:outline-level="3">drop</text:h>
      <text:p text:style-name="Text_20_body">Entfernt das oberste Element auf dem Data Stack.</text:p>
      <text:h text:style-name="Heading_20_3" text:outline-level="3">dup</text:h>
      <text:p text:style-name="Text_20_body">Legt eine Kopie des obersten Elementes auf dem Data Stack auf den Data Stack. Die beiden Elemente sind identisch, es wird also eine Referenzkopie (im Gegensatz zu einer Wertekopie) gemacht.</text:p>
      <text:h text:style-name="Heading_20_3" text:outline-level="3">break</text:h>
      <text:p text:style-name="Text_20_body">Entfernt das oberste Element vom Code Stack (der aktuelle Block).</text:p>
      <text:h text:style-name="Heading_20_3" text:outline-level="3">equals</text:h>
      <text:p text:style-name="Text_20_body">Entfernt die obersten zwei Zahlen vom Data Stack und legt eine neue Zahl auf den Data Stack mit dem Wert 1, falls die beiden entfernten Zahlen den gleichen Wert aufweisen, ansonsten 0.</text:p>
      <text:h text:style-name="Heading_20_3" text:outline-level="3">if</text:h>
      <text:p text:style-name="Text_20_body">Entfernt zuerst eine Zahl und anschliessend entweder ein Symbol oder ein Block vom Data Stack und interpretiert das Symbol oder den Block, falls die Zahl ungleich 0 war.</text:p>
      <text:h text:style-name="Heading_20_3" text:outline-level="3">not</text:h>
      <text:p text:style-name="Text_20_body">Entfernt eine Zahl vom Data Stack und legt eine neue Zahl auf den Data Stack mit dem Wert 1, falls die entfernte Zahl den Wert 0 hatte, ansonsten 0.</text:p>
      <text:h text:style-name="Heading_20_3" text:outline-level="3">loop</text:h>
      <text:p text:style-name="Text_20_body">Der aktuelle Block (zuoberst auf dem Code Stack) wird wieder von Vorne interpretiert (die Referenz auf das nächste auszuführende Element wird wieder auf das erste Element des Blocks gesetzt).</text:p>
      <text:h text:style-name="Heading_20_3" text:outline-level="3">call</text:h>
      <text:p text:style-name="Text_20_body">Entfernt den obersten Block auf dem Data Stack und führt ihn aus (legt ihn auf den Code Stack).</text:p>
      <text:h text:style-name="Heading_20_3" text:outline-level="3">bind-symbol</text:h>
      <text:p text:style-name="Text_20_body">Entfernt das oberste Symbol vom Data Stack. Entfernt das nächste Element vom Data Stack und verknüpft es mit dem Symbol, sodass fortan, wenn dieses Symbol interpretiert werden soll, das verknüpfte Element interpretiert wir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11-11T12:08:13</meta:creation-date>
    <dc:date>2007-11-19T21:49:17</dc:date>
    <dc:language>en</dc:language>
    <meta:editing-cycles>118</meta:editing-cycles>
    <meta:editing-duration>PT17H6M47S</meta:editing-duration>
    <meta:user-defined meta:name="Info 1"/>
    <meta:user-defined meta:name="Info 2"/>
    <meta:user-defined meta:name="Info 3"/>
    <meta:user-defined meta:name="Info 4"/>
    <meta:document-statistic meta:table-count="1" meta:image-count="0" meta:object-count="2" meta:page-count="15" meta:paragraph-count="235" meta:word-count="5368" meta:character-count="366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7.6000003814697pt" style:font-family-asian="'MS Gothic'" style:font-family-generic-asian="system" style:font-pitch-asian="variable" style:font-size-asian="17.6000003814697pt" style:font-family-complex="Tahoma" style:font-family-generic-complex="system" style:font-pitch-complex="variable" style:font-size-complex="17.6000003814697pt"/>
    </style:style>
    <style:style style:name="ch3" style:family="chart">
      <style:graphic-properties svg:stroke-width="0.051cm" draw:marker-start-width="0.279cm" draw:marker-end-width="0.279cm" draw:fill="solid" draw:fill-color="#d9d9d9" draw:fill-image-width="0cm" draw:fill-image-height="0cm"/>
      <style:text-properties fo:font-family="Arial" style:font-family-generic="swiss" style:font-pitch="variable" fo:font-size="8pt" style:font-family-asian="'MS Gothic'" style:font-family-generic-asian="system" style:font-pitch-asian="variable" style:font-size-asian="8pt" style:font-family-complex="Tahoma" style:font-family-generic-complex="system" style:font-pitch-complex="variable" style:font-size-complex="8pt"/>
    </style:style>
    <style:style style:name="ch4"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9.39999961853027pt" style:font-family-asian="'MS Gothic'" style:font-family-generic-asian="system" style:font-pitch-asian="variable" style:font-size-asian="9.39999961853027pt" style:font-family-complex="Tahoma" style:font-family-generic-complex="system" style:font-pitch-complex="variable" style:font-size-complex="9.39999961853027pt"/>
    </style:style>
    <style:style style:name="ch6" style:family="chart">
      <style:chart-properties style:direction="ltr"/>
      <style:graphic-properties draw:stroke="none" draw:fill="none" draw:fill-color="#ffffff"/>
      <style:text-properties fo:font-family="Arial" style:font-family-generic="swiss" style:font-pitch="variable" fo:font-size="12.1999998092651pt" style:font-family-asian="'MS Gothic'" style:font-family-generic-asian="system" style:font-pitch-asian="variable" style:font-size-asian="12.1999998092651pt" style:font-family-complex="Tahoma" style:font-family-generic-complex="system" style:font-pitch-complex="variable" style:font-size-complex="12.1999998092651pt"/>
    </style:style>
    <style:style style:name="ch7" style:family="chart" style:data-style-name="N0">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9.39999961853027pt" style:font-family-asian="'MS Gothic'" style:font-family-generic-asian="system" style:font-pitch-asian="variable" style:font-size-asian="9.39999961853027pt" style:font-family-complex="Tahoma" style:font-family-generic-complex="system" style:font-pitch-complex="variable" style:font-size-complex="9.39999961853027pt"/>
    </style:style>
    <style:style style:name="ch8"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svg:stroke-width="0.051cm" svg:stroke-color="#800080" draw:marker-start-width="0.279cm" draw:marker-end-width="0.279cm" draw:fill-color="#800080"/>
      <style:text-properties fo:font-family="Arial" style:font-family-generic="swiss" style:font-pitch="variable" fo:font-size="8pt" style:font-family-asian="'MS Gothic'" style:font-family-generic-asian="system" style:font-pitch-asian="variable" style:font-size-asian="8pt" style:font-family-complex="Tahoma" style:font-family-generic-complex="system" style:font-pitch-complex="variable" style:font-size-complex="8pt"/>
    </style:style>
    <style:style style:name="ch9"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051cm" svg:stroke-color="#666666" draw:marker-start-width="0.279cm" draw:marker-end-width="0.279cm" draw:fill-color="#666666"/>
      <style:text-properties fo:font-family="Arial" style:font-family-generic="swiss" style:font-pitch="variable" fo:font-size="8pt" style:font-family-asian="'MS Gothic'" style:font-family-generic-asian="system" style:font-pitch-asian="variable" style:font-size-asian="8pt" style:font-family-complex="Tahoma" style:font-family-generic-complex="system" style:font-pitch-complex="variable" style:font-size-complex="8pt"/>
    </style:style>
    <style:style style:name="ch10" style:family="chart">
      <style:graphic-properties draw:stroke="none" draw:fill="solid" draw:fill-color="#d9d9d9"/>
    </style:style>
    <style:style style:name="ch11" style:family="chart">
      <style:graphic-properties draw:stroke="none" draw:fill-color="#999999"/>
    </style:style>
  </office:automatic-styles>
  <office:body>
    <office:chart>
      <chart:chart svg:width="14.442cm" svg:height="9.508cm" chart:class="chart:scatter" chart:style-name="ch1">
        <chart:title svg:x="2.518cm" svg:y="0.211cm" chart:style-name="ch2">
          <text:p>10'000 Zeilen mit je 10 Zeichen</text:p>
        </chart:title>
        <chart:legend chart:legend-position="end" svg:x="12.347cm" svg:y="4.291cm" chart:style-name="ch3"/>
        <chart:plot-area chart:style-name="ch4" table:cell-range-address="'1 run'.$G$90:.$I$105" chart:data-source-has-labels="row" chart:table-number-list="0" svg:x="0.287cm" svg:y="1.263cm" svg:width="11.485cm" svg:height="8.055cm">
          <chart:axis chart:dimension="x" chart:name="primary-x" chart:style-name="ch5">
            <chart:title svg:x="4.568cm" svg:y="8.788cm" chart:style-name="ch6">
              <text:p>heap (KB) logarithmisch
</text:p>
            </chart:title>
            <chart:categories table:cell-range-address="local-table.A2:.A16"/>
          </chart:axis>
          <chart:axis chart:dimension="y" chart:name="primary-y" chart:style-name="ch7">
            <chart:title svg:x="0.287cm" svg:y="4.694cm" chart:style-name="ch6">
              <text:p>t</text:p>
            </chart:title>
          </chart:axis>
          <chart:series chart:style-name="ch8">
            <chart:domain/>
            <chart:data-point chart:repeated="15"/>
          </chart:series>
          <chart:series chart:style-name="ch9">
            <chart:data-point chart:repeated="1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eap (KB) logarithmisch</text:p>
              </table:table-cell>
              <table:table-cell office:value-type="string">
                <text:p>twospace</text:p>
              </table:table-cell>
              <table:table-cell office:value-type="string">
                <text:p>concurrent</text:p>
              </table:table-cell>
            </table:table-row>
          </table:table-header-rows>
          <table:table-rows>
            <table:table-row>
              <table:table-cell office:value-type="string">
                <text:p>Row 91</text:p>
              </table:table-cell>
              <table:table-cell office:value-type="float" office:value="1">
                <text:p>1</text:p>
              </table:table-cell>
              <table:table-cell office:value-type="float" office:value="1.#NAN">
                <text:p>1.#NAN</text:p>
              </table:table-cell>
              <table:table-cell office:value-type="float" office:value="1.01588511467">
                <text:p>1.01588511467</text:p>
              </table:table-cell>
            </table:table-row>
            <table:table-row>
              <table:table-cell office:value-type="string">
                <text:p>Row 92</text:p>
              </table:table-cell>
              <table:table-cell office:value-type="float" office:value="2">
                <text:p>2</text:p>
              </table:table-cell>
              <table:table-cell office:value-type="float" office:value="3.99047398567">
                <text:p>3.99047398567</text:p>
              </table:table-cell>
              <table:table-cell office:value-type="float" office:value="1.07752108574">
                <text:p>1.07752108574</text:p>
              </table:table-cell>
            </table:table-row>
            <table:table-row>
              <table:table-cell office:value-type="string">
                <text:p>Row 93</text:p>
              </table:table-cell>
              <table:table-cell office:value-type="float" office:value="3">
                <text:p>3</text:p>
              </table:table-cell>
              <table:table-cell office:value-type="float" office:value="1.32122898102">
                <text:p>1.32122898102</text:p>
              </table:table-cell>
              <table:table-cell office:value-type="float" office:value="0.980739831924">
                <text:p>0.980739831924</text:p>
              </table:table-cell>
            </table:table-row>
            <table:table-row>
              <table:table-cell office:value-type="string">
                <text:p>Row 94</text:p>
              </table:table-cell>
              <table:table-cell office:value-type="float" office:value="4">
                <text:p>4</text:p>
              </table:table-cell>
              <table:table-cell office:value-type="float" office:value="1.04912519455">
                <text:p>1.04912519455</text:p>
              </table:table-cell>
              <table:table-cell office:value-type="float" office:value="1.00575494766">
                <text:p>1.00575494766</text:p>
              </table:table-cell>
            </table:table-row>
            <table:table-row>
              <table:table-cell office:value-type="string">
                <text:p>Row 95</text:p>
              </table:table-cell>
              <table:table-cell office:value-type="float" office:value="5">
                <text:p>5</text:p>
              </table:table-cell>
              <table:table-cell office:value-type="float" office:value="0.972149848938">
                <text:p>0.972149848938</text:p>
              </table:table-cell>
              <table:table-cell office:value-type="float" office:value="1.01307296753">
                <text:p>1.01307296753</text:p>
              </table:table-cell>
            </table:table-row>
            <table:table-row>
              <table:table-cell office:value-type="string">
                <text:p>Row 96</text:p>
              </table:table-cell>
              <table:table-cell office:value-type="float" office:value="6">
                <text:p>6</text:p>
              </table:table-cell>
              <table:table-cell office:value-type="float" office:value="0.924657821655">
                <text:p>0.924657821655</text:p>
              </table:table-cell>
              <table:table-cell office:value-type="float" office:value="1.01338195801">
                <text:p>1.01338195801</text:p>
              </table:table-cell>
            </table:table-row>
            <table:table-row>
              <table:table-cell office:value-type="string">
                <text:p>Row 97</text:p>
              </table:table-cell>
              <table:table-cell office:value-type="float" office:value="7">
                <text:p>7</text:p>
              </table:table-cell>
              <table:table-cell office:value-type="float" office:value="0.899091005325">
                <text:p>0.899091005325</text:p>
              </table:table-cell>
              <table:table-cell office:value-type="float" office:value="0.99674987793">
                <text:p>0.99674987793</text:p>
              </table:table-cell>
            </table:table-row>
            <table:table-row>
              <table:table-cell office:value-type="string">
                <text:p>Row 98</text:p>
              </table:table-cell>
              <table:table-cell office:value-type="float" office:value="8">
                <text:p>8</text:p>
              </table:table-cell>
              <table:table-cell office:value-type="float" office:value="0.923200130463">
                <text:p>0.923200130463</text:p>
              </table:table-cell>
              <table:table-cell office:value-type="float" office:value="0.980570077896">
                <text:p>0.980570077896</text:p>
              </table:table-cell>
            </table:table-row>
            <table:table-row>
              <table:table-cell office:value-type="string">
                <text:p>Row 99</text:p>
              </table:table-cell>
              <table:table-cell office:value-type="float" office:value="9">
                <text:p>9</text:p>
              </table:table-cell>
              <table:table-cell office:value-type="float" office:value="0.934393882751">
                <text:p>0.934393882751</text:p>
              </table:table-cell>
              <table:table-cell office:value-type="float" office:value="1.03675699234">
                <text:p>1.03675699234</text:p>
              </table:table-cell>
            </table:table-row>
            <table:table-row>
              <table:table-cell office:value-type="string">
                <text:p>Row 100</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1</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2</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3</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4</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5</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7.7000007629395pt" style:font-family-asian="'MS Gothic'" style:font-family-generic-asian="system" style:font-pitch-asian="variable" style:font-size-asian="17.7000007629395pt" style:font-family-complex="Tahoma" style:font-family-generic-complex="system" style:font-pitch-complex="variable" style:font-size-complex="17.7000007629395pt"/>
    </style:style>
    <style:style style:name="ch3" style:family="chart">
      <style:graphic-properties draw:fill="solid" draw:fill-color="#d9d9d9"/>
      <style:text-properties fo:font-family="Arial" style:font-family-generic="swiss" style:font-pitch="variable" fo:font-size="8.10000038146973pt" style:font-family-asian="'MS Gothic'" style:font-family-generic-asian="system" style:font-pitch-asian="variable" style:font-size-asian="8.10000038146973pt" style:font-family-complex="Tahoma" style:font-family-generic-complex="system" style:font-pitch-complex="variable" style:font-size-complex="8.10000038146973pt"/>
    </style:style>
    <style:style style:name="ch4"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9.5pt" style:font-family-asian="'MS Gothic'" style:font-family-generic-asian="system" style:font-pitch-asian="variable" style:font-size-asian="9.5pt" style:font-family-complex="Tahoma" style:font-family-generic-complex="system" style:font-pitch-complex="variable" style:font-size-complex="9.5pt"/>
    </style:style>
    <style:style style:name="ch6" style:family="chart">
      <style:chart-properties style:direction="ltr"/>
      <style:graphic-properties draw:stroke="none" draw:fill="none" draw:fill-color="#ffffff"/>
      <style:text-properties fo:font-family="Arial" style:font-family-generic="swiss" style:font-pitch="variable" fo:font-size="12.1999998092651pt" style:font-family-asian="'MS Gothic'" style:font-family-generic-asian="system" style:font-pitch-asian="variable" style:font-size-asian="12.1999998092651pt" style:font-family-complex="Tahoma" style:font-family-generic-complex="system" style:font-pitch-complex="variable" style:font-size-complex="12.1999998092651pt"/>
    </style:style>
    <style:style style:name="ch7" style:family="chart" style:data-style-name="N0">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9.5pt" style:font-family-asian="'MS Gothic'" style:font-family-generic-asian="system" style:font-pitch-asian="variable" style:font-size-asian="9.5pt" style:font-family-complex="Tahoma" style:font-family-generic-complex="system" style:font-pitch-complex="variable" style:font-size-complex="9.5pt"/>
    </style:style>
    <style:style style:name="ch8" style:family="chart">
      <style:graphic-properties draw:stroke="none"/>
    </style:style>
    <style:style style:name="ch9"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svg:stroke-width="0.051cm" svg:stroke-color="#800080" draw:marker-start-width="0.279cm" draw:marker-end-width="0.279cm" draw:fill-color="#800080"/>
      <style:text-properties fo:font-family="Arial" style:font-family-generic="swiss" style:font-pitch="variable" fo:font-size="8.10000038146973pt" style:font-family-asian="'MS Gothic'" style:font-family-generic-asian="system" style:font-pitch-asian="variable" style:font-size-asian="8.10000038146973pt" style:font-family-complex="Tahoma" style:font-family-generic-complex="system" style:font-pitch-complex="variable" style:font-size-complex="8.10000038146973pt"/>
    </style:style>
    <style:style style:name="ch10"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051cm" svg:stroke-color="#666666" draw:marker-start-width="0.279cm" draw:marker-end-width="0.279cm" draw:fill-color="#666666"/>
      <style:text-properties fo:font-family="Arial" style:font-family-generic="swiss" style:font-pitch="variable" fo:font-size="8.10000038146973pt" style:font-family-asian="'MS Gothic'" style:font-family-generic-asian="system" style:font-pitch-asian="variable" style:font-size-asian="8.10000038146973pt" style:font-family-complex="Tahoma" style:font-family-generic-complex="system" style:font-pitch-complex="variable" style:font-size-complex="8.10000038146973pt"/>
    </style:style>
    <style:style style:name="ch11" style:family="chart">
      <style:graphic-properties draw:stroke="none" draw:fill="solid" draw:fill-color="#d9d9d9"/>
    </style:style>
    <style:style style:name="ch12" style:family="chart">
      <style:graphic-properties draw:stroke="none" draw:fill-color="#999999"/>
    </style:style>
  </office:automatic-styles>
  <office:body>
    <office:chart>
      <chart:chart svg:width="14.936cm" svg:height="9.586cm" chart:class="chart:scatter" chart:style-name="ch1">
        <chart:title svg:x="3.701cm" svg:y="0.19cm" chart:style-name="ch2">
          <text:p>10'000 Zeilen, 500 Zeichen</text:p>
        </chart:title>
        <chart:legend chart:legend-position="end" svg:x="12.06cm" svg:y="4.31cm" chart:style-name="ch3"/>
        <chart:plot-area chart:style-name="ch4" table:cell-range-address="'1 run'.$G$153:.$I$168" chart:data-source-has-labels="row" chart:table-number-list="0" svg:x="0.296cm" svg:y="1.279cm" svg:width="11.167cm" svg:height="8.114cm">
          <chart:axis chart:dimension="x" chart:name="primary-x" chart:style-name="ch5">
            <chart:title svg:x="4.366cm" svg:y="8.895cm" chart:style-name="ch6">
              <text:p>Heap (KB) logarithmisch</text:p>
            </chart:title>
            <chart:categories table:cell-range-address="local-table.A2:.A16"/>
          </chart:axis>
          <chart:axis chart:dimension="y" chart:name="primary-y" chart:style-name="ch7">
            <chart:title svg:x="0.296cm" svg:y="4.736cm" chart:style-name="ch6">
              <text:p>t</text:p>
            </chart:title>
            <chart:grid chart:style-name="ch8" chart:class="major"/>
          </chart:axis>
          <chart:series chart:style-name="ch9">
            <chart:domain/>
            <chart:data-point chart:repeated="15"/>
          </chart:series>
          <chart:series chart:style-name="ch10">
            <chart:data-point chart:repeated="1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eap (KB) logarithmisch</text:p>
              </table:table-cell>
              <table:table-cell office:value-type="string">
                <text:p>twospace</text:p>
              </table:table-cell>
              <table:table-cell office:value-type="string">
                <text:p>concurrent</text:p>
              </table:table-cell>
            </table:table-row>
          </table:table-header-rows>
          <table:table-rows>
            <table:table-row>
              <table:table-cell office:value-type="string">
                <text:p>Row 154</text:p>
              </table:table-cell>
              <table:table-cell office:value-type="float" office:value="1">
                <text:p>1</text:p>
              </table:table-cell>
              <table:table-cell office:value-type="float" office:value="1.#NAN">
                <text:p>1.#NAN</text:p>
              </table:table-cell>
              <table:table-cell office:value-type="float" office:value="41.0308558941">
                <text:p>41.0308558941</text:p>
              </table:table-cell>
            </table:table-row>
            <table:table-row>
              <table:table-cell office:value-type="string">
                <text:p>Row 155</text:p>
              </table:table-cell>
              <table:table-cell office:value-type="float" office:value="2">
                <text:p>2</text:p>
              </table:table-cell>
              <table:table-cell office:value-type="float" office:value="1.#NAN">
                <text:p>1.#NAN</text:p>
              </table:table-cell>
              <table:table-cell office:value-type="float" office:value="41.024078846">
                <text:p>41.024078846</text:p>
              </table:table-cell>
            </table:table-row>
            <table:table-row>
              <table:table-cell office:value-type="string">
                <text:p>Row 156</text:p>
              </table:table-cell>
              <table:table-cell office:value-type="float" office:value="3">
                <text:p>3</text:p>
              </table:table-cell>
              <table:table-cell office:value-type="float" office:value="1.#NAN">
                <text:p>1.#NAN</text:p>
              </table:table-cell>
              <table:table-cell office:value-type="float" office:value="41.0302598476">
                <text:p>41.0302598476</text:p>
              </table:table-cell>
            </table:table-row>
            <table:table-row>
              <table:table-cell office:value-type="string">
                <text:p>Row 157</text:p>
              </table:table-cell>
              <table:table-cell office:value-type="float" office:value="4">
                <text:p>4</text:p>
              </table:table-cell>
              <table:table-cell office:value-type="float" office:value="1.#NAN">
                <text:p>1.#NAN</text:p>
              </table:table-cell>
              <table:table-cell office:value-type="float" office:value="40.9938709736">
                <text:p>40.9938709736</text:p>
              </table:table-cell>
            </table:table-row>
            <table:table-row>
              <table:table-cell office:value-type="string">
                <text:p>Row 158</text:p>
              </table:table-cell>
              <table:table-cell office:value-type="float" office:value="5">
                <text:p>5</text:p>
              </table:table-cell>
              <table:table-cell office:value-type="float" office:value="77.9793839455">
                <text:p>77.9793839455</text:p>
              </table:table-cell>
              <table:table-cell office:value-type="float" office:value="40.9728450775">
                <text:p>40.9728450775</text:p>
              </table:table-cell>
            </table:table-row>
            <table:table-row>
              <table:table-cell office:value-type="string">
                <text:p>Row 159</text:p>
              </table:table-cell>
              <table:table-cell office:value-type="float" office:value="6">
                <text:p>6</text:p>
              </table:table-cell>
              <table:table-cell office:value-type="float" office:value="49.4293301105">
                <text:p>49.4293301105</text:p>
              </table:table-cell>
              <table:table-cell office:value-type="float" office:value="40.9832339287">
                <text:p>40.9832339287</text:p>
              </table:table-cell>
            </table:table-row>
            <table:table-row>
              <table:table-cell office:value-type="string">
                <text:p>Row 160</text:p>
              </table:table-cell>
              <table:table-cell office:value-type="float" office:value="7">
                <text:p>7</text:p>
              </table:table-cell>
              <table:table-cell office:value-type="float" office:value="44.0958199501">
                <text:p>44.0958199501</text:p>
              </table:table-cell>
              <table:table-cell office:value-type="float" office:value="41.0002892017">
                <text:p>41.0002892017</text:p>
              </table:table-cell>
            </table:table-row>
            <table:table-row>
              <table:table-cell office:value-type="string">
                <text:p>Row 161</text:p>
              </table:table-cell>
              <table:table-cell office:value-type="float" office:value="8">
                <text:p>8</text:p>
              </table:table-cell>
              <table:table-cell office:value-type="float" office:value="42.2512500286">
                <text:p>42.2512500286</text:p>
              </table:table-cell>
              <table:table-cell office:value-type="float" office:value="41.0314400196">
                <text:p>41.0314400196</text:p>
              </table:table-cell>
            </table:table-row>
            <table:table-row>
              <table:table-cell office:value-type="string">
                <text:p>Row 162</text:p>
              </table:table-cell>
              <table:table-cell office:value-type="float" office:value="9">
                <text:p>9</text:p>
              </table:table-cell>
              <table:table-cell office:value-type="float" office:value="41.587323904">
                <text:p>41.587323904</text:p>
              </table:table-cell>
              <table:table-cell office:value-type="float" office:value="40.9848020077">
                <text:p>40.9848020077</text:p>
              </table:table-cell>
            </table:table-row>
            <table:table-row>
              <table:table-cell office:value-type="string">
                <text:p>Row 163</text:p>
              </table:table-cell>
              <table:table-cell office:value-type="float" office:value="10">
                <text:p>10</text:p>
              </table:table-cell>
              <table:table-cell office:value-type="float" office:value="41.3258891106">
                <text:p>41.3258891106</text:p>
              </table:table-cell>
              <table:table-cell office:value-type="float" office:value="40.9862630367">
                <text:p>40.9862630367</text:p>
              </table:table-cell>
            </table:table-row>
            <table:table-row>
              <table:table-cell office:value-type="string">
                <text:p>Row 164</text:p>
              </table:table-cell>
              <table:table-cell office:value-type="float" office:value="11">
                <text:p>11</text:p>
              </table:table-cell>
              <table:table-cell office:value-type="float" office:value="41.3045790195">
                <text:p>41.3045790195</text:p>
              </table:table-cell>
              <table:table-cell office:value-type="float" office:value="41.0095160007">
                <text:p>41.0095160007</text:p>
              </table:table-cell>
            </table:table-row>
            <table:table-row>
              <table:table-cell office:value-type="string">
                <text:p>Row 165</text:p>
              </table:table-cell>
              <table:table-cell office:value-type="float" office:value="12">
                <text:p>12</text:p>
              </table:table-cell>
              <table:table-cell office:value-type="float" office:value="41.0627138615">
                <text:p>41.0627138615</text:p>
              </table:table-cell>
              <table:table-cell office:value-type="float" office:value="41.0002610683">
                <text:p>41.0002610683</text:p>
              </table:table-cell>
            </table:table-row>
            <table:table-row>
              <table:table-cell office:value-type="string">
                <text:p>Row 166</text:p>
              </table:table-cell>
              <table:table-cell office:value-type="float" office:value="13">
                <text:p>13</text:p>
              </table:table-cell>
              <table:table-cell office:value-type="float" office:value="41.052601099">
                <text:p>41.052601099</text:p>
              </table:table-cell>
              <table:table-cell office:value-type="float" office:value="40.9878938198">
                <text:p>40.9878938198</text:p>
              </table:table-cell>
            </table:table-row>
            <table:table-row>
              <table:table-cell office:value-type="string">
                <text:p>Row 167</text:p>
              </table:table-cell>
              <table:table-cell office:value-type="float" office:value="14">
                <text:p>14</text:p>
              </table:table-cell>
              <table:table-cell office:value-type="float" office:value="40.9665079117">
                <text:p>40.9665079117</text:p>
              </table:table-cell>
              <table:table-cell office:value-type="float" office:value="40.9834079742">
                <text:p>40.9834079742</text:p>
              </table:table-cell>
            </table:table-row>
            <table:table-row>
              <table:table-cell office:value-type="string">
                <text:p>Row 168</text:p>
              </table:table-cell>
              <table:table-cell office:value-type="float" office:value="15">
                <text:p>15</text:p>
              </table:table-cell>
              <table:table-cell office:value-type="float" office:value="41.4557960033">
                <text:p>41.4557960033</text:p>
              </table:table-cell>
              <table:table-cell office:value-type="float" office:value="40.9923350811">
                <text:p>40.9923350811</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